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153d8"/>
    </style:style>
    <style:style style:name="P3" style:family="paragraph" style:parent-style-name="Standard">
      <style:paragraph-properties fo:text-align="justify" style:justify-single-word="false"/>
      <style:text-properties officeooo:paragraph-rsid="00037cd7"/>
    </style:style>
    <style:style style:name="P4" style:family="paragraph" style:parent-style-name="Standard">
      <style:paragraph-properties fo:text-align="justify" style:justify-single-word="false"/>
      <style:text-properties officeooo:paragraph-rsid="00054d33"/>
    </style:style>
    <style:style style:name="P5" style:family="paragraph" style:parent-style-name="Standard">
      <style:paragraph-properties fo:text-align="center" style:justify-single-word="false"/>
      <style:text-properties fo:font-weight="bold" officeooo:rsid="000153d8" officeooo:paragraph-rsid="000153d8" style:font-weight-asian="bold" style:font-weight-complex="bold"/>
    </style:style>
    <style:style style:name="P6" style:family="paragraph" style:parent-style-name="Standard">
      <style:paragraph-properties fo:text-align="justify" style:justify-single-word="false"/>
      <style:text-properties style:text-underline-style="none" officeooo:paragraph-rsid="00037cd7"/>
    </style:style>
    <style:style style:name="P7" style:family="paragraph" style:parent-style-name="Standard">
      <style:paragraph-properties fo:text-align="justify" style:justify-single-word="false"/>
      <style:text-properties style:text-underline-style="none" officeooo:paragraph-rsid="00054d33"/>
    </style:style>
    <style:style style:name="P8" style:family="paragraph" style:parent-style-name="Standard">
      <style:paragraph-properties fo:text-align="center" style:justify-single-word="false"/>
      <style:text-properties officeooo:paragraph-rsid="000153d8"/>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0153d8" officeooo:paragraph-rsid="000153d8"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0153d8" officeooo:paragraph-rsid="000153d8"/>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0153d8" officeooo:paragraph-rsid="00037cd7"/>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0153d8" officeooo:paragraph-rsid="00054d33"/>
    </style:style>
    <style:style style:name="P13" style:family="paragraph" style:parent-style-name="Standard">
      <style:paragraph-properties fo:text-align="justify" style:justify-single-word="false"/>
      <style:text-properties officeooo:rsid="00085455" officeooo:paragraph-rsid="00085455"/>
    </style:style>
    <style:style style:name="P14" style:family="paragraph" style:parent-style-name="Standard" style:master-page-name="">
      <loext:graphic-properties draw:fill="none"/>
      <style:paragraph-properties fo:margin-left="1.6cm" fo:margin-right="0cm" fo:text-align="justify" style:justify-single-word="false" fo:text-indent="-0.6cm" style:auto-text-indent="false" style:page-number="auto" fo:background-color="transparent"/>
      <style:text-properties officeooo:paragraph-rsid="000153d8"/>
    </style:style>
    <style:style style:name="P15"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officeooo:paragraph-rsid="0001a192"/>
    </style:style>
    <style:style style:name="P16"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officeooo:paragraph-rsid="0003b52d"/>
    </style:style>
    <style:style style:name="P17"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officeooo:rsid="0001a192" officeooo:paragraph-rsid="0001a192"/>
    </style:style>
    <style:style style:name="P18"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officeooo:rsid="00027bcd" officeooo:paragraph-rsid="00027bcd"/>
    </style:style>
    <style:style style:name="P19"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normal" officeooo:rsid="000153d8" officeooo:paragraph-rsid="000153d8" style:font-weight-asian="normal" style:font-weight-complex="normal"/>
    </style:style>
    <style:style style:name="P20"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normal" officeooo:rsid="000153d8" officeooo:paragraph-rsid="00037cd7" style:font-weight-asian="normal" style:font-weight-complex="normal"/>
    </style:style>
    <style:style style:name="P21"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normal" officeooo:rsid="0001a192" officeooo:paragraph-rsid="0001a192" style:font-weight-asian="normal" style:font-weight-complex="normal"/>
    </style:style>
    <style:style style:name="P22"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normal" officeooo:rsid="00027bcd" officeooo:paragraph-rsid="00027bcd" style:font-weight-asian="normal" style:font-weight-complex="normal"/>
    </style:style>
    <style:style style:name="P23"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normal" officeooo:rsid="00027bcd" officeooo:paragraph-rsid="00054d33" style:font-weight-asian="normal" style:font-weight-complex="normal"/>
    </style:style>
    <style:style style:name="P24"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style:text-underline-style="none" fo:font-weight="bold" officeooo:rsid="0001a192" officeooo:paragraph-rsid="0001a192" style:font-weight-asian="bold" style:font-weight-complex="bold"/>
    </style:style>
    <style:style style:name="P25" style:family="paragraph" style:parent-style-name="Standard">
      <loext:graphic-properties draw:fill="none"/>
      <style:paragraph-properties fo:margin-left="1.6cm" fo:margin-right="0cm" fo:text-align="justify" style:justify-single-word="false" fo:text-indent="-0.6cm" style:auto-text-indent="false" fo:background-color="transparent"/>
      <style:text-properties officeooo:paragraph-rsid="0001a192"/>
    </style:style>
    <style:style style:name="P26" style:family="paragraph" style:parent-style-name="Standard">
      <loext:graphic-properties draw:fill="none"/>
      <style:paragraph-properties fo:margin-left="4.099cm" fo:margin-right="0cm" fo:text-align="justify" style:justify-single-word="false" fo:text-indent="-0.6cm" style:auto-text-indent="false" fo:background-color="transparent"/>
      <style:text-properties style:text-underline-style="none" officeooo:rsid="0001a192" officeooo:paragraph-rsid="0001a192"/>
    </style:style>
    <style:style style:name="P27" style:family="paragraph" style:parent-style-name="Standard">
      <loext:graphic-properties draw:fill="none"/>
      <style:paragraph-properties fo:margin-left="4.099cm" fo:margin-right="0cm" fo:text-align="justify" style:justify-single-word="false" fo:text-indent="0cm" style:auto-text-indent="false" fo:background-color="transparent"/>
      <style:text-properties style:text-underline-style="none" officeooo:rsid="0001a192" officeooo:paragraph-rsid="0001a192"/>
    </style:style>
    <style:style style:name="P28" style:family="paragraph" style:parent-style-name="Standard">
      <loext:graphic-properties draw:fill="none"/>
      <style:paragraph-properties fo:margin-left="4.099cm" fo:margin-right="0cm" fo:text-align="justify" style:justify-single-word="false" fo:text-indent="0cm" style:auto-text-indent="false" fo:background-color="transparent"/>
      <style:text-properties style:text-underline-style="none" fo:font-weight="normal" officeooo:rsid="0001a192" officeooo:paragraph-rsid="0001a192" style:font-weight-asian="normal" style:font-weight-complex="normal"/>
    </style:style>
    <style:style style:name="P29" style:family="paragraph" style:parent-style-name="Standard">
      <loext:graphic-properties draw:fill="none"/>
      <style:paragraph-properties fo:margin-left="4.099cm" fo:margin-right="0cm" fo:text-align="justify" style:justify-single-word="false" fo:text-indent="0cm" style:auto-text-indent="false" fo:background-color="transparent"/>
      <style:text-properties fo:font-size="10pt" style:text-underline-style="none" fo:font-weight="normal" officeooo:rsid="0001a192" officeooo:paragraph-rsid="0001a192" style:font-size-asian="10pt" style:font-weight-asian="normal" style:font-size-complex="10pt" style:font-weight-complex="normal"/>
    </style:style>
    <style:style style:name="P30" style:family="paragraph" style:parent-style-name="Standard" style:master-page-name="">
      <loext:graphic-properties draw:fill="none"/>
      <style:paragraph-properties fo:margin-left="4.099cm" fo:margin-right="0cm" fo:text-align="justify" style:justify-single-word="false" fo:text-indent="0cm" style:auto-text-indent="false" style:page-number="auto" fo:background-color="transparent"/>
      <style:text-properties fo:font-size="10.5pt" style:text-underline-style="none" fo:font-weight="normal" officeooo:rsid="0001a192" officeooo:paragraph-rsid="0001a192" style:font-size-asian="10.5pt" style:font-weight-asian="normal" style:font-size-complex="10.5pt" style:font-weight-complex="normal"/>
    </style:style>
    <style:style style:name="P31" style:family="paragraph" style:parent-style-name="Standard">
      <loext:graphic-properties draw:fill="none"/>
      <style:paragraph-properties fo:margin-left="5.399cm" fo:margin-right="0cm" fo:text-align="justify" style:justify-single-word="false" fo:text-indent="0cm" style:auto-text-indent="false" fo:background-color="transparent"/>
      <style:text-properties fo:font-size="10pt" style:text-underline-style="none" officeooo:rsid="0001a192" officeooo:paragraph-rsid="0001a192" style:font-size-asian="10pt" style:font-size-complex="10pt"/>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054d33"/>
    </style:style>
    <style:style style:name="P33" style:family="paragraph" style:parent-style-name="Standard" style:master-page-name="">
      <loext:graphic-properties draw:fill="none"/>
      <style:paragraph-properties fo:margin-left="3cm" fo:margin-right="0cm" fo:text-align="justify" style:justify-single-word="false" fo:text-indent="0cm" style:auto-text-indent="false" style:page-number="auto" fo:background-color="transparent"/>
      <style:text-properties style:text-underline-style="none" officeooo:paragraph-rsid="0003b52d"/>
    </style:style>
    <style:style style:name="P34" style:family="paragraph" style:parent-style-name="Standard" style:master-page-name="">
      <loext:graphic-properties draw:fill="none"/>
      <style:paragraph-properties fo:margin-left="2.101cm" fo:margin-right="0cm" fo:text-align="justify" style:justify-single-word="false" fo:text-indent="-0.6cm" style:auto-text-indent="false" style:page-number="auto" fo:background-color="transparent"/>
      <style:text-properties style:text-underline-style="none" officeooo:rsid="000153d8" officeooo:paragraph-rsid="00054d33"/>
    </style:style>
    <style:style style:name="P35" style:family="paragraph" style:parent-style-name="Standard" style:master-page-name="">
      <loext:graphic-properties draw:fill="none"/>
      <style:paragraph-properties fo:margin-left="2.101cm" fo:margin-right="0cm" fo:text-align="justify" style:justify-single-word="false" fo:text-indent="-0.6cm" style:auto-text-indent="false" style:page-number="auto" fo:background-color="transparent"/>
      <style:text-properties style:text-underline-style="none" officeooo:rsid="000153d8" officeooo:paragraph-rsid="0003b52d"/>
    </style:style>
    <style:style style:name="P36" style:family="paragraph" style:parent-style-name="Standard">
      <loext:graphic-properties draw:fill="none"/>
      <style:paragraph-properties fo:margin-left="2.101cm" fo:margin-right="0cm" fo:text-align="justify" style:justify-single-word="false" fo:text-indent="-0.6cm" style:auto-text-indent="false" fo:background-color="transparent"/>
      <style:text-properties style:text-underline-style="none" fo:font-weight="normal" officeooo:rsid="00054d33" officeooo:paragraph-rsid="00054d33" style:font-weight-asian="normal" style:font-weight-complex="normal"/>
    </style:style>
    <style:style style:name="P37" style:family="paragraph" style:parent-style-name="Standard">
      <loext:graphic-properties draw:fill="none"/>
      <style:paragraph-properties fo:margin-left="2.101cm" fo:margin-right="0cm" fo:text-align="justify" style:justify-single-word="false" fo:text-indent="-0.6cm" style:auto-text-indent="false" fo:background-color="transparent"/>
      <style:text-properties style:text-underline-style="none" fo:font-weight="normal" officeooo:rsid="0001a192" officeooo:paragraph-rsid="00054d33" style:font-weight-asian="normal" style:font-weight-complex="normal"/>
    </style:style>
    <style:style style:name="P38" style:family="paragraph" style:parent-style-name="Standard" style:master-page-name="">
      <loext:graphic-properties draw:fill="none"/>
      <style:paragraph-properties fo:margin-left="1.6cm" fo:margin-right="0cm" fo:text-align="justify" style:justify-single-word="false" fo:text-indent="0cm" style:auto-text-indent="false" style:page-number="auto" fo:background-color="transparent"/>
      <style:text-properties style:text-underline-style="none" fo:font-weight="normal" officeooo:rsid="00027bcd" officeooo:paragraph-rsid="00027bcd" style:font-weight-asian="normal" style:font-weight-complex="normal"/>
    </style:style>
    <style:style style:name="P39" style:family="paragraph" style:parent-style-name="Standard" style:master-page-name="">
      <loext:graphic-properties draw:fill="none"/>
      <style:paragraph-properties fo:margin-left="2.2cm" fo:margin-right="0cm" fo:text-align="justify" style:justify-single-word="false" fo:text-indent="0cm" style:auto-text-indent="false" style:page-number="auto" fo:background-color="transparent"/>
      <style:text-properties style:text-underline-style="none" fo:font-weight="normal" officeooo:rsid="00027bcd" officeooo:paragraph-rsid="00054d33" style:font-weight-asian="normal" style:font-weight-complex="normal"/>
    </style:style>
    <style:style style:name="P40" style:family="paragraph" style:parent-style-name="Text_20_body">
      <style:paragraph-properties fo:text-align="justify" style:justify-single-word="false"/>
      <style:text-properties officeooo:paragraph-rsid="00085455"/>
    </style:style>
    <style:style style:name="P41" style:family="paragraph" style:parent-style-name="Text_20_body">
      <style:paragraph-properties fo:text-align="justify" style:justify-single-word="false"/>
      <style:text-properties officeooo:rsid="00085455" officeooo:paragraph-rsid="00085455"/>
    </style:style>
    <style:style style:name="P42" style:family="paragraph" style:parent-style-name="Text_20_body">
      <style:paragraph-properties fo:margin-top="0cm" fo:margin-bottom="0cm" loext:contextual-spacing="false" fo:text-align="justify" style:justify-single-word="false"/>
      <style:text-properties officeooo:paragraph-rsid="00085455"/>
    </style:style>
    <style:style style:name="P43" style:family="paragraph" style:parent-style-name="Standard">
      <loext:graphic-properties draw:fill="none"/>
      <style:paragraph-properties fo:margin-left="2.101cm" fo:margin-right="0cm" fo:text-align="justify" style:justify-single-word="false" fo:text-indent="-0.6cm" style:auto-text-indent="false" fo:background-color="transparent"/>
      <style:text-properties style:text-underline-style="none" officeooo:rsid="00054d33" officeooo:paragraph-rsid="000961b3"/>
    </style:style>
    <style:style style:name="P44" style:family="paragraph" style:parent-style-name="Text_20_body" style:list-style-name="L1">
      <style:paragraph-properties fo:margin-top="0cm" fo:margin-bottom="0.476cm" loext:contextual-spacing="false" fo:text-align="justify" style:justify-single-word="false"/>
      <style:text-properties officeooo:paragraph-rsid="00085455"/>
    </style:style>
    <style:style style:name="T1" style:family="text">
      <style:text-properties officeooo:rsid="000153d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153d8" style:font-weight-asian="bold" style:font-weight-complex="bold"/>
    </style:style>
    <style:style style:name="T5" style:family="text">
      <style:text-properties style:text-underline-style="solid" style:text-underline-width="auto" style:text-underline-color="font-color" fo:font-weight="bold" officeooo:rsid="00037cd7" style:font-weight-asian="bold" style:font-weight-complex="bold"/>
    </style:style>
    <style:style style:name="T6" style:family="text">
      <style:text-properties style:text-underline-style="solid" style:text-underline-width="auto" style:text-underline-color="font-color" fo:font-weight="bold" officeooo:rsid="00054d33" style:font-weight-asian="bold" style:font-weight-complex="bold"/>
    </style:style>
    <style:style style:name="T7" style:family="text">
      <style:text-properties style:text-underline-style="solid" style:text-underline-width="auto" style:text-underline-color="font-color" fo:font-weight="bold" officeooo:rsid="00027bcd" style:font-weight-asian="bold"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officeooo:rsid="000153d8" style:font-weight-asian="normal" style:font-weight-complex="normal"/>
    </style:style>
    <style:style style:name="T13" style:family="text">
      <style:text-properties fo:font-weight="normal" officeooo:rsid="0001a192" style:font-weight-asian="normal" style:font-weight-complex="normal"/>
    </style:style>
    <style:style style:name="T14" style:family="text">
      <style:text-properties fo:font-weight="normal" officeooo:rsid="00027bcd" style:font-weight-asian="normal" style:font-weight-complex="normal"/>
    </style:style>
    <style:style style:name="T15" style:family="text">
      <style:text-properties fo:font-weight="normal" officeooo:rsid="00054d33" style:font-weight-asian="normal" style:font-weight-complex="normal"/>
    </style:style>
    <style:style style:name="T16" style:family="text">
      <style:text-properties fo:font-weight="normal" officeooo:rsid="00066a7b" style:font-weight-asian="normal" style:font-weight-complex="normal"/>
    </style:style>
    <style:style style:name="T17" style:family="text">
      <style:text-properties fo:font-weight="normal" officeooo:rsid="000961b3" style:font-weight-asian="normal" style:font-weight-complex="normal"/>
    </style:style>
    <style:style style:name="T18" style:family="text">
      <style:text-properties style:text-underline-style="none" fo:font-weight="normal" officeooo:rsid="000153d8" style:font-weight-asian="normal" style:font-weight-complex="normal"/>
    </style:style>
    <style:style style:name="T19" style:family="text">
      <style:text-properties style:text-underline-style="none" fo:font-weight="normal" officeooo:rsid="00037cd7" style:font-weight-asian="normal" style:font-weight-complex="normal"/>
    </style:style>
    <style:style style:name="T20" style:family="text">
      <style:text-properties style:text-underline-style="none" officeooo:rsid="000153d8"/>
    </style:style>
    <style:style style:name="T21" style:family="text">
      <style:text-properties officeooo:rsid="00027bcd"/>
    </style:style>
    <style:style style:name="T22" style:family="text">
      <style:text-properties officeooo:rsid="0003b52d"/>
    </style:style>
    <style:style style:name="T23" style:family="text">
      <style:text-properties officeooo:rsid="00054d33"/>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size="14pt" fo:language="es" fo:country="ES" fo:font-weight="bold" officeooo:rsid="000153d8" style:font-size-asian="14pt" style:font-weight-asian="bold" style:font-size-complex="14pt" style:font-weight-complex="bold"/>
    </style:style>
    <style:style style:name="T26" style:family="text">
      <style:text-properties fo:font-size="14pt" fo:font-weight="bold" officeooo:rsid="000153d8" style:font-size-asian="14pt" style:font-weight-asian="bold" style:font-size-complex="14pt" style:font-weight-complex="bold"/>
    </style:style>
    <style:style style:name="T27" style:family="text">
      <style:text-properties officeooo:rsid="001ff891"/>
    </style:style>
    <style:style style:name="T28" style:family="text">
      <style:text-properties officeooo:rsid="00085455"/>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5">CÁLCULO DE LAS BASES DE COTIZACIÓN</text:span><text:span text:style-name="T26"> A LA SEGURIDAD SOCIAL.</text:span></text:p>
      <text:p text:style-name="P9"/>
      <text:p text:style-name="P5"><text:span text:style-name="T2">PASOS A SEGUIR</text:span>.</text:p>
      <text:p text:style-name="P1"/>
      <text:p text:style-name="P1"/>
      <text:p text:style-name="P2"><text:span text:style-name="T4">BASE DE COTI</text:span><text:span text:style-name="T6">ZACIÓN</text:span><text:span text:style-name="T4"> POR </text:span>CONTINGENCIAS<text:span text:style-name="T4"> COMUNES</text:span><text:span text:style-name="T1">:</text:span></text:p>
      <text:p text:style-name="P10"/>
      <text:p text:style-name="P14"><text:span text:style-name="T20">1.- Tomaremos </text:span><text:span text:style-name="T18">todos los conceptos </text:span><text:span text:style-name="T4">salariales</text:span><text:span text:style-name="T18"> correspondientes al mes que estamos calculando -</text:span><text:span text:style-name="T5">SIN</text:span><text:span text:style-name="T19"> incluir las HORAS EXTRAORDINARIAS-</text:span><text:span text:style-name="T18">. Los sumaremos.</text:span></text:p>
      <text:p text:style-name="P19"/>
      <text:p text:style-name="P15"><text:span text:style-name="T12">2.- </text:span><text:span text:style-name="T13">A la cantidad anterior, sumaremos </text:span><text:span text:style-name="T12">aquellas cantidades correspondientes a conceptos que, </text:span><text:span text:style-name="T4">sin tener caracter salarial</text:span><text:span text:style-name="T12">, excedan de los límites </text:span><text:span text:style-name="T13">reglamentariamente </text:span><text:span text:style-name="T12">fijados </text:span><text:span text:style-name="T13">(p. ej. Kilometrje: el exceso sobre los 0,19.-€/km.);</text:span><text:span text:style-name="T12"> o bien </text:span><text:span text:style-name="T13">aquellos otros conceptos que sin tener la consideración de salario, forman parte de la base de cotización </text:span><text:span text:style-name="T15">(Plus distancia, Quebrando de Moneda, etc.)</text:span><text:span text:style-name="T13">.</text:span></text:p>
      <text:p text:style-name="P21"/>
      <text:p text:style-name="P17"><text:span text:style-name="T11">3.- Añadiremos tambien el importe obtenido del cálculo de la <text:s/></text:span><text:span text:style-name="T3">prorrata de pagas extraordinarias</text:span><text:span text:style-name="T9">.</text:span></text:p>
      <text:p text:style-name="P24"/>
      <text:p text:style-name="P17"><text:span text:style-name="T9"><text:tab/></text:span><text:span text:style-name="T11">Para </text:span><text:span text:style-name="T16">realizar é</text:span><text:span text:style-name="T11">ste cálculo caben dos supuestos:</text:span></text:p>
      <text:p text:style-name="P21"><text:tab/><text:tab/>a) GRUPOS DE COTIZACIÓN A LA S. SOCIAL DEL 1 AL 7 (Mensuales):</text:p>
      <text:p text:style-name="P26"><text:span text:style-name="T11"><text:tab/></text:span><text:span text:style-name="T24">La prorrata de pagas extra será el resultado de dividir entre 12 el importe anual que el trabajador perciba por ellas. </text:span></text:p>
      <text:p text:style-name="P30">Por ejemplo: «El trabajador percibe 3 pagas extraordinarias anuales de 1200,00.-€ cada una de ellas»:</text:p>
      <text:p text:style-name="P28"/>
      <text:p text:style-name="P28"><text:tab/><text:tab/><text:tab/> <text:s text:c="6"/>1200,00 <text:s/>x <text:s/>3<text:tab/> <text:s text:c="4"/>3,600,00.-€</text:p>
      <text:p text:style-name="P28"><text:tab/>Prorrata P. E. = <text:s text:c="3"/>-------------------- = -------------------- = <text:s/>300,00.-€</text:p>
      <text:p text:style-name="P28"><text:tab/><text:tab/><text:tab/><text:tab/> <text:s/>12 <text:s text:c="3"/><text:tab/><text:tab/><text:tab/>12</text:p>
      <text:p text:style-name="P27"/>
      <text:p text:style-name="P21"><text:tab/><text:tab/>b) GRUPOS DE COTIZACIÓN A LA S. SOCIAL DEL 8 AL 11 (Diarios):</text:p>
      <text:p text:style-name="P26"><text:span text:style-name="T11"><text:tab/></text:span><text:span text:style-name="T24">La prorrata de pagas extra será el resultado de dividir entre 365 días el importe anual que el trabajador perciba por ellas, multiplicando el resultado por los días naturales del mes que estemos calculando. (Enero = 31, Febrero = 28, Abril = 30....).</text:span></text:p>
      <text:p text:style-name="P30">Por ejemplo: «El trabajador percibe 3 pagas extraordinarias anuales de 1200,00.-€ cada una de ellas»:</text:p>
      <text:p text:style-name="P28"/>
      <text:p text:style-name="P28"><text:tab/><text:tab/> <text:s text:c="4"/>1200,00 <text:s/>x <text:s/>3<text:tab/>3.600,00.-€</text:p>
      <text:p text:style-name="P27"><text:span text:style-name="T11">Prorrata P. E. = ------------------- = ------------------- <text:s text:c="2"/>x <text:s/>31 = <text:s text:c="2"/>30</text:span><text:span text:style-name="T14">5,75</text:span><text:span text:style-name="T11">.-€</text:span></text:p>
      <text:p text:style-name="P28"><text:tab/><text:tab/> <text:s text:c="9"/>365 <text:s text:c="3"/><text:tab/> <text:s text:c="14"/>365</text:p>
      <text:p text:style-name="P29"/>
      <text:p text:style-name="P31"><text:span text:style-name="T7">Nota</text:span><text:span text:style-name="T21">: En este caso multiplicamos por 31 para los meses de 31 días, por 30, para los meses de 30 días y por 28 para febrero.</text:span></text:p>
      <text:p text:style-name="P29"/>
      <text:p text:style-name="P18"><text:span text:style-name="T13">4.- </text:span><text:span text:style-name="T11">Procederemos a totalizar (sumar) el resultado obtenido en los 3 puntos anteriores.</text:span></text:p>
      <text:p text:style-name="P22"/>
      <text:p text:style-name="P22">5.- Comprobaremos si el resultado obtenido se encuentra comprendido entre la BASE MÍNIMA Y MÁXIMA DE COTIZACIÓN del Grupo de Cotización a que pertenezca el trabajor. En caso afirmativo, ESA SERÁ LA BASE DE COTIZACIÓN A LA SEGURIDAD SOCIAL POR CONTINGENCIAS COMUNES.</text:p>
      <text:p text:style-name="P22"/>
      <text:p text:style-name="P38">En caso de que el resultado superase la BASE MÁXIMA, o no alcanzase la BASE MÍNIMA, tomaremos una u otra, según proceda.</text:p>
      <text:p text:style-name="P21"/>
      <text:p text:style-name="P25"><text:soft-page-break/></text:p>
      <text:p text:style-name="P3"><text:span text:style-name="T4">BASE DE COTIACIÓN POR CONTINGENCIAS </text:span><text:span text:style-name="T5">PROFESIONALES Y CONCEPTOS DE RECAUDACIÓN CONJUNTA</text:span><text:span text:style-name="T1">:</text:span></text:p>
      <text:p text:style-name="P11"/>
      <text:p text:style-name="P6"><text:tab/><text:span text:style-name="T22">Caben DOS supuestos:</text:span></text:p>
      <text:p text:style-name="P11"/>
      <text:p text:style-name="P35">1.- En el mes que estamos calculando, el trabajador no ha realizado HORAS EXTRAORDINARIAS.</text:p>
      <text:p text:style-name="P16"/>
      <text:p text:style-name="P33"><text:span text:style-name="T22">En este caso, la base de cotización por contingencias profesionales será IDENTICA a la ya calculada por Contingencia Comunes</text:span><text:span text:style-name="T12">.</text:span></text:p>
      <text:p text:style-name="P20"/>
      <text:p text:style-name="P34"><text:span text:style-name="T11">2.- </text:span><text:span text:style-name="T15">El trabajador HA REALIZADO horas extraordinarias. Pues bien, en este caso, a la BASE DE COTIZACIÓN POR CONTINGENCIAS COMUNES, sumaremos el importe percibido en el mes por HORAS EXTRAS.</text:span></text:p>
      <text:p text:style-name="P36"/>
      <text:p text:style-name="P43"><text:span text:style-name="T11">3.- Por último comprobaremos que la base obtenida se encuentra comprendida dentro de</text:span><text:span text:style-name="T14"> la BASE MÍNIMA Y MÁXIMA </text:span><text:span text:style-name="T17">de las BASES DE COTIZACIÓN EN GENERAL(no las referentes a su grupo,si no a todos los grupos)</text:span></text:p>
      <text:p text:style-name="P43"><text:span text:style-name="T14">. En caso afirmativo, ESA SERÁ LA BASE DE COTIZACIÓN A LA SEGURIDAD SOCIAL POR CONTINGENCIAS </text:span><text:span text:style-name="T11">PROFESIONALES.</text:span></text:p>
      <text:p text:style-name="P23"/>
      <text:p text:style-name="P39">En caso de que el resultado superase la BASE MÁXIMA, o no alcanzase la BASE MÍNIMA, tomaremos una u otra, según proceda.</text:p>
      <text:p text:style-name="P37"/>
      <text:p text:style-name="P32"/>
      <text:p text:style-name="P4"><text:span text:style-name="T4">BASE DE COTI</text:span><text:span text:style-name="T6">Z</text:span><text:span text:style-name="T4">ACIÓN </text:span><text:span text:style-name="T6">ADICIONAL</text:span><text:span text:style-name="T4"> POR </text:span><text:span text:style-name="T6">HORAS EXTRAORDINARIAS DE FUERZA MAYOR</text:span><text:span text:style-name="T1">:</text:span></text:p>
      <text:p text:style-name="P12"/>
      <text:p text:style-name="P7"><text:tab/><text:span text:style-name="T23">Será el importe de las horas percibidas, en el mes de que se trate, por este concepto.</text:span></text:p>
      <text:p text:style-name="P7"/>
      <text:p text:style-name="P4"/>
      <text:p text:style-name="P4"><text:span text:style-name="T4">BASE DE COTI</text:span><text:span text:style-name="T6">Z</text:span><text:span text:style-name="T4">ACIÓN </text:span><text:span text:style-name="T6">ADICIONAL</text:span><text:span text:style-name="T4"> POR </text:span><text:span text:style-name="T6">RESTO DE HORAS EXTRAORDINARIAS (HORAS EXTRAORDINARIAS DE PRODUCCIÓN)</text:span><text:span text:style-name="T1">:</text:span></text:p>
      <text:p text:style-name="P12"/>
      <text:p text:style-name="P7"><text:tab/><text:span text:style-name="T23">Será el importe de las horas percibidas, en el mes de que se trate, por este concepto.</text:span></text:p>
      <text:p text:style-name="P4"/>
      <text:p text:style-name="P4"/>
      <text:p text:style-name="P13">BASE SUJETA A RETENCIÓN DEL IRPF:</text:p>
      <text:p text:style-name="P13"/>
      <text:list xml:id="list3440218040771559539" text:style-name="L1">
        <text:list-header>
          <text:p text:style-name="P44">Generalmente coincide con el total devengado, pero habrá que comprobar si existen <text:a xlink:type="simple" xlink:href="http://www.tiemposmodernos.eu/percepciones-no-salariales-exentas/" text:style-name="Internet_20_link" text:visited-style-name="Visited_20_Internet_20_Link"><text:span text:style-name="T10">percepciones no salariales</text:span></text:a> exentas del IRPF. En<text:span text:style-name="T28"> éste caso, no se computarían en la base de retención.</text:span> </text:p>
        </text:list-header>
      </text:list>
      <text:p text:style-name="P4"/>
      <text:p text:style-name="P4"/>
      <text:p text:style-name="P4"><text:tab/><text:tab/><text:tab/><text:tab/><text:span text:style-name="T23">Espero que os sea de utilidad estas instrucciones.</text:span></text:p>
      <text:p text:style-name="P4"/>
      <text:p text:style-name="P4"/>
      <text:p text:style-name="P4"/>
      <text:p text:style-name="P4"><text:tab/><text:tab/><text:tab/><text:tab/><text:tab/><text:tab/><text:tab/><text:tab/><text:tab/><text:span text:style-name="T23">UN SALUDO.</text:span></text:p>
      <text:p text:style-name="P1"/>
      <text:p text:style-name="P1"><text:soft-page-break/></text:p>
      <text:p text:style-name="P1"/>
      <text:p text:style-name="P1"/>
      <text:p text:style-name="P13"><text:span text:style-name="T3">TAMBIEN TE PUEDE INTERESAR</text:span>:</text:p>
      <text:p text:style-name="P42"/>
      <text:p text:style-name="P40">Las <text:span text:style-name="T8">bases de cotización</text:span> son las cantidades calculadas a partir de las percepciones salariales de los trabajadores y <text:span text:style-name="T27">aquellas que aun teniendo caracter no salarial, forman parte de la misma por disposición legal</text:span>, para cotizar a la seguridad social. Sobre dichas bases, aplicaremos los porcentajes (%) legales o <text:span text:style-name="Emphasis">tipos de cotización</text:span>, que nos darán las cantidades a ingresar en la Tesorería de la Seguridad Social (indicando separadamente la <text:span text:style-name="T8">aportación del trabajador</text:span> como la <text:span text:style-name="T8">aportación del empresario</text:span>).</text:p>
      <text:p text:style-name="P40"/>
      <text:p text:style-name="P41">También se utilizan para calcular la BASE REGULADORA de las distintas prestaciones economicas que el sistema público de Seguridad Social puede reconocer a los ciudadanos.</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10:56:05.217125123</meta:creation-date>
    <dc:date>2018-01-17T12:40:29.447679914</dc:date>
    <meta:editing-duration>PT1H1M6S</meta:editing-duration>
    <meta:editing-cycles>9</meta:editing-cycles>
    <meta:generator>LibreOffice/4.4.6.3$Linux_X86_64 LibreOffice_project/40m0$Build-3</meta:generator>
    <meta:document-statistic meta:table-count="0" meta:image-count="0" meta:object-count="0" meta:page-count="3" meta:paragraph-count="42" meta:word-count="727" meta:character-count="4639" meta:non-whitespace-character-count="3849"/>
  </office:meta>
</office:document-meta>
</file>